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>
      <style:table-cell-properties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Project diary" table:style-name="ta1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date" office:date-value="2018-07-13" calcext:value-type="date">
            <text:p>13-Jul-18</text:p>
          </table:table-cell>
          <table:table-cell office:value-type="string" calcext:value-type="string">
            <text:p>After Debasish emailed me about Hackaday Energy Harvesing competition, I decided to try and submit an entry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y is MPPT charger based on SZBK07, MOSFET diode, Op-amp current sensor using the 4 milli Ohm resistor in the SZBK01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ftware will be a library with a MPPT class. Configurable for battery set points; temperature input; interface to get logging data out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ardware schematic just about done. 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07-14" calcext:value-type="date">
            <text:p>14-Jul-18</text:p>
          </table:table-cell>
          <table:table-cell office:value-type="string" calcext:value-type="string">
            <text:p>Calculation of voltage divider and current shunt ratios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office:value-type="string" calcext:value-type="string">
            <text:p>HiV or HiA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Rlo</text:p>
          </table:table-cell>
          <table:table-cell office:value-type="string" calcext:value-type="string">
            <text:p>Rhi</text:p>
          </table:table-cell>
          <table:table-cell/>
          <table:table-cell office:value-type="string" calcext:value-type="string">
            <text:p>Full sca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FS res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7]*([.C7]-[.D7])/[.D7]" office:value-type="float" office:value="390" calcext:value-type="float">
            <text:p>390</text:p>
          </table:table-cell>
          <table:table-cell office:value-type="string" calcext:value-type="string">
            <text:p>Divider</text:p>
          </table:table-cell>
          <table:table-cell office:value-type="float" office:value="1023" calcext:value-type="float">
            <text:p>1023</text:p>
          </table:table-cell>
          <table:table-cell office:value-type="float" office:value="40000" calcext:value-type="float">
            <text:p>40000</text:p>
          </table:table-cell>
          <table:table-cell table:formula="of:=[.I7]/[.H7]" office:value-type="float" office:value="39.1006842619746" calcext:value-type="float">
            <text:p>39.1006842619746</text:p>
          </table:table-cell>
          <table:table-cell table:formula="of:=([.F7]+[.E7])*1000/[.E7]" office:value-type="float" office:value="40000" calcext:value-type="float">
            <text:p>40000</text:p>
          </table:table-cell>
          <table:table-cell table:formula="of:=[.H7]*[.K7]/1000" office:value-type="float" office:value="40920" calcext:value-type="float">
            <text:p>40920</text:p>
          </table:table-cell>
          <table:table-cell office:value-type="string" calcext:value-type="string">
            <text:p>scale_factor = (Rhi+Rlo)*1000/Rl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]*([.C8]-[.D8])/[.D8]" office:value-type="float" office:value="150" calcext:value-type="float">
            <text:p>150</text:p>
          </table:table-cell>
          <table:table-cell office:value-type="string" calcext:value-type="string">
            <text:p>Divider</text:p>
          </table:table-cell>
          <table:table-cell office:value-type="float" office:value="1023" calcext:value-type="float">
            <text:p>1023</text:p>
          </table:table-cell>
          <table:table-cell office:value-type="float" office:value="16000" calcext:value-type="float">
            <text:p>16000</text:p>
          </table:table-cell>
          <table:table-cell table:formula="of:=[.I8]/[.H8]" office:value-type="float" office:value="15.6402737047898" calcext:value-type="float">
            <text:p>15.6402737047898</text:p>
          </table:table-cell>
          <table:table-cell table:formula="of:=([.F8]+[.E8])*1000/[.E8]" office:value-type="float" office:value="16000" calcext:value-type="float">
            <text:p>16000</text:p>
          </table:table-cell>
          <table:table-cell table:formula="of:=[.H8]*[.K8]/1000" office:value-type="float" office:value="16368" calcext:value-type="float">
            <text:p>16368</text:p>
          </table:table-cell>
          <table:table-cell office:value-type="string" calcext:value-type="string">
            <text:p>scale_factor = (Rhi+Rlo)*1000/Rl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-amp</text:p>
          </table:table-cell>
          <table:table-cell office:value-type="float" office:value="1023" calcext:value-type="float">
            <text:p>1023</text:p>
          </table:table-cell>
          <table:table-cell office:value-type="float" office:value="8000" calcext:value-type="float">
            <text:p>8000</text:p>
          </table:table-cell>
          <table:table-cell table:formula="of:=[.I9]/[.H9]" office:value-type="float" office:value="7.82013685239492" calcext:value-type="float">
            <text:p>7.82013685239492</text:p>
          </table:table-cell>
          <table:table-cell table:formula="of:=[.E9]/[.F9]/[.E10]/[.H9]*1000" office:value-type="float" office:value="8.06451612903226" calcext:value-type="float">
            <text:p>8.06451612903226</text:p>
          </table:table-cell>
          <table:table-cell table:formula="of:=[.K9]*[.H9]" office:value-type="float" office:value="8250" calcext:value-type="float">
            <text:p>8250</text:p>
          </table:table-cell>
          <table:table-cell office:value-type="string" calcext:value-type="string">
            <text:p>scale+factor = 1000*Rlo/Rhi/Rs/1023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sense R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sense V</text:p>
          </table:table-cell>
          <table:table-cell table:formula="of:=[.C9]*[.E10]" office:value-type="float" office:value="0.032" calcext:value-type="float">
            <text:p>0.032</text:p>
          </table:table-cell>
          <table:table-cell office:value-type="string" calcext:value-type="string">
            <text:p>amplified</text:p>
          </table:table-cell>
          <table:table-cell table:formula="of:=[.G10]*[.F9]/[.E9]" office:value-type="float" office:value="0.96969696969697" calcext:value-type="float">
            <text:p>0.96969696969697</text:p>
          </table:table-cell>
          <table:table-cell office:value-type="string" calcext:value-type="string">
            <text:p>code=</text:p>
          </table:table-cell>
          <table:table-cell table:formula="of:=[.I10]*[.H9]" office:value-type="float" office:value="992" calcext:value-type="float">
            <text:p>992</text:p>
          </table:table-cell>
          <table:table-cell table:formula="of:=[.K10]*[.K9]" office:value-type="float" office:value="8000" calcext:value-type="float">
            <text:p>800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urrent = Vmeas * Rlo/Rhi/Rs</text:p>
          </table:table-cell>
          <table:table-cell table:number-columns-repeated="2"/>
          <table:table-cell table:formula="of:=[.I10]*[.E9]/[.F9]/[.E10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office:value-type="string" calcext:value-type="string">
            <text:p>HiV or HiA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Rlo</text:p>
          </table:table-cell>
          <table:table-cell office:value-type="string" calcext:value-type="string">
            <text:p>Rhi</text:p>
          </table:table-cell>
          <table:table-cell/>
          <table:table-cell office:value-type="string" calcext:value-type="string">
            <text:p>Multiplier</text:p>
          </table:table-cell>
          <table:table-cell office:value-type="string" calcext:value-type="string">
            <text:p>Full sca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]*([.C13]-[.D13])/[.D13]" office:value-type="float" office:value="390" calcext:value-type="float">
            <text:p>390</text:p>
          </table:table-cell>
          <table:table-cell office:value-type="string" calcext:value-type="string">
            <text:p>Divider</text:p>
          </table:table-cell>
          <table:table-cell table:formula="of:=1000*([.F13]+[.E13])/[.E13]/1023" office:value-type="float" office:value="39.1006842619746" calcext:value-type="float">
            <text:p>39.1006842619746</text:p>
          </table:table-cell>
          <table:table-cell table:formula="of:=[.H13]*1023" office:value-type="float" office:value="40000" calcext:value-type="float">
            <text:p>40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4]*([.C14]-[.D14])/[.D14]" office:value-type="float" office:value="150" calcext:value-type="float">
            <text:p>150</text:p>
          </table:table-cell>
          <table:table-cell office:value-type="string" calcext:value-type="string">
            <text:p>Divider</text:p>
          </table:table-cell>
          <table:table-cell table:formula="of:=1000*([.F14]+[.E14])/[.E14]/1023" office:value-type="float" office:value="15.6402737047898" calcext:value-type="float">
            <text:p>15.6402737047898</text:p>
          </table:table-cell>
          <table:table-cell table:formula="of:=[.H14]*1023" office:value-type="float" office:value="16000" calcext:value-type="float">
            <text:p>16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-amp</text:p>
          </table:table-cell>
          <table:table-cell table:formula="of:=1000*[.E15]/[.F15]/[.D16]/1023" office:value-type="float" office:value="8.06451612903226" calcext:value-type="float">
            <text:p>8.06451612903226</text:p>
          </table:table-cell>
          <table:table-cell table:formula="of:=[.H15]*1023" office:value-type="float" office:value="8250" calcext:value-type="float">
            <text:p>825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e R</text:p>
          </table:table-cell>
          <table:table-cell office:value-type="float" office:value="0.004" calcext:value-type="float">
            <text:p>0.00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ultiplier for current = 1000*Rlo/Rhi/Rs/102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ultiplier for voltage = 1000*(Rhi + Rlo)/Rlo/1023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07-15" calcext:value-type="date">
            <text:p>15-Jul-18</text:p>
          </table:table-cell>
          <table:table-cell office:value-type="string" calcext:value-type="string">
            <text:p>Working on software – initial version now complete and started testing / debugging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Set up breadboard with Arduino, <text:s/>voltage dividers and current shunt amplifier, and connected with the SZBK01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ing a schottky diode instead of the MOSFET diode at this stage to reduce build time.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07-16" calcext:value-type="date">
            <text:p>16-Jul-18</text:p>
          </table:table-cell>
          <table:table-cell office:value-type="string" calcext:value-type="string">
            <text:p>Working on software – initial version now complete and started testing / debugging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Solved various calibration problems with the voltage and current measurements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WM control of the DC <text:s/>converter appears to work well. 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0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0P0"/>
    </number:currency-style>
    <number:number-style style:name="N121">
      <number:number number:decimal-places="4" loext:min-decimal-places="4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1:04:39.863524642</meta:creation-date>
    <dc:date>2018-07-16T11:08:51.409720218</dc:date>
    <meta:editing-duration>PT4M11S</meta:editing-duration>
    <meta:editing-cycles>1</meta:editing-cycles>
    <meta:document-statistic meta:table-count="1" meta:cell-count="105" meta:object-count="0"/>
    <meta:generator>LibreOffice/5.4.6.2$Linux_X86_64 LibreOffice_project/40m0$Build-2</meta:generator>
  </office:meta>
</office:document-meta>
</file>